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722in" style:rel-column-width="60303*"/>
    </style:style>
    <style:style style:name="Table1.B" style:family="table-column">
      <style:table-column-properties style:column-width="0.5528in" style:rel-column-width="5232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479in" style:rel-column-width="12756*"/>
    </style:style>
    <style:style style:name="Table2.B" style:family="table-column">
      <style:table-column-properties style:column-width="0.1715in" style:rel-column-width="1623*"/>
    </style:style>
    <style:style style:name="Table2.C" style:family="table-column">
      <style:table-column-properties style:column-width="2.9167in" style:rel-column-width="27601*"/>
    </style:style>
    <style:style style:name="Table2.D" style:family="table-column">
      <style:table-column-properties style:column-width="2.4889in" style:rel-column-width="2355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3111in" fo:margin-left="0.6097in" fo:margin-right="0.0042in" table:align="margins"/>
    </style:style>
    <style:style style:name="Table3.A" style:family="table-column">
      <style:table-column-properties style:column-width="6.3111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3111in" fo:margin-left="0.6097in" fo:margin-right="0.0042in" table:align="margins"/>
    </style:style>
    <style:style style:name="Table4.A" style:family="table-column">
      <style:table-column-properties style:column-width="0.2819in" style:rel-column-width="2927*"/>
    </style:style>
    <style:style style:name="Table4.B" style:family="table-column">
      <style:table-column-properties style:column-width="6.0292in" style:rel-column-width="62608*"/>
    </style:style>
    <style:style style:name="Table4.1" style:family="table-row">
      <style:table-row-properties style:min-row-height="0.7722in"/>
    </style:style>
    <style:style style:name="Table4.A1" style:family="table-cell" style:data-style-name="N0">
      <style:table-cell-properties fo:padding="0.0382in" fo:border="none"/>
    </style:style>
    <style:style style:name="Table4.B1" style:family="table-cell">
      <style:table-cell-properties fo:padding="0.0382in" fo:border="none"/>
    </style:style>
    <style:style style:name="Table5" style:family="table">
      <style:table-properties style:width="5.9563in" fo:margin-left="0in" fo:margin-right="-0.0028in" table:align="margins"/>
    </style:style>
    <style:style style:name="Table5.A" style:family="table-column">
      <style:table-column-properties style:column-width="0.2944in" style:rel-column-width="3240*"/>
    </style:style>
    <style:style style:name="Table5.B" style:family="table-column">
      <style:table-column-properties style:column-width="5.6618in" style:rel-column-width="62295*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5.9563in" fo:margin-left="0in" fo:margin-right="-0.0028in" table:align="margins"/>
    </style:style>
    <style:style style:name="Table6.A" style:family="table-column">
      <style:table-column-properties style:column-width="0.2944in" style:rel-column-width="3240*"/>
    </style:style>
    <style:style style:name="Table6.B" style:family="table-column">
      <style:table-column-properties style:column-width="5.6618in" style:rel-column-width="62295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5.9563in" fo:margin-left="0in" fo:margin-right="-0.0028in" table:align="margins"/>
    </style:style>
    <style:style style:name="Table7.A" style:family="table-column">
      <style:table-column-properties style:column-width="0.3063in" style:rel-column-width="3369*"/>
    </style:style>
    <style:style style:name="Table7.B" style:family="table-column">
      <style:table-column-properties style:column-width="5.65in" style:rel-column-width="62166*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6.4708in" fo:margin-left="0.45in" fo:margin-right="0.0042in" table:align="margins"/>
    </style:style>
    <style:style style:name="Table8.A" style:family="table-column">
      <style:table-column-properties style:column-width="6.4708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P-45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2">KEPADA YTH.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Table_20_Contents">{kepada}</text:p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2">DI-</text:p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Laporan putusan pengadilan dalam perkara tindak pidana {pidana}</text:p>
            <text:p text:style-name="Table_20_Contents">atas nama terdakwa {nama}</text:p>
          </table:table-cell>
          <table:table-cell table:style-name="Table2.A1" office:value-type="string">
            <text:p text:style-name="Table_20_Contents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14"/><text:span text:style-name="T1">Sehubungan surat kami nomor {nomor_laporan} tanggal {tanggal_laporan} perihal laporan persidangan perkara tindak pidana {pidana} atas nama terdakwa {nama} bersama ini dilaporkan sebagai berikut :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1">
            <text:p text:style-name="Table_20_Contents">1</text:p>
          </table:table-cell>
          <table:table-cell table:style-name="Table4.B1" office:value-type="string">
            <text:p text:style-name="P4">Pengadilan Negeri {kejaksaan1} dalam putusannya nomor {nomor_pn} tanggal {tanggal_pn} menyatakan :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float" office:value="1.1">
                  <text:p text:style-name="P4">1.1</text:p>
                </table:table-cell>
                <table:table-cell table:style-name="Table5.B1" office:value-type="string">
                  <text:p text:style-name="P4">{menyatakan}</text:p>
                </table:table-cell>
              </table:table-row>
            </table:table>
            <text:p text:style-name="P4"/>
          </table:table-cell>
        </table:table-row>
        <table:table-row table:style-name="Table4.1">
          <table:table-cell table:style-name="Table4.A1" office:value-type="float" office:value="2">
            <text:p text:style-name="Table_20_Contents">2</text:p>
          </table:table-cell>
          <table:table-cell table:style-name="Table4.B1" office:value-type="string">
            <text:p text:style-name="P4">Jaksa Penuntut Umum pada Kejaksaan Negeri {kejaksaan1} pada tanggal {tanggal_tuntut} telah menuntut sebagai berikut :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float" office:value="2.1">
                  <text:p text:style-name="P4">2.1</text:p>
                </table:table-cell>
                <table:table-cell table:style-name="Table6.B1" office:value-type="string">
                  <text:p text:style-name="P4">{menuntut}</text:p>
                </table:table-cell>
              </table:table-row>
            </table:table>
            <text:p text:style-name="P4"/>
          </table:table-cell>
        </table:table-row>
        <table:table-row table:style-name="Table4.1">
          <table:table-cell table:style-name="Table4.A1" office:value-type="float" office:value="3">
            <text:p text:style-name="Table_20_Contents">3</text:p>
          </table:table-cell>
          <table:table-cell table:style-name="Table4.B1" office:value-type="string">
            <text:p text:style-name="P4">Terhadap Putusan Pengadilan Negeri {kejaksaan1} tersebut, tersebut/penasehat hukum menyatakan {menyatakan_terdakwa} dan jaksa PU menyatakan pendapatnya {pendapat_jaksa} (uraikan).</text:p>
          </table:table-cell>
        </table:table-row>
        <table:table-row table:style-name="Table4.1">
          <table:table-cell table:style-name="Table4.A1" office:value-type="float" office:value="4">
            <text:p text:style-name="Table_20_Contents">4</text:p>
          </table:table-cell>
          <table:table-cell table:style-name="Table4.B1" office:value-type="string">
            <text:p text:style-name="P4">Pendapat dan saran kami ialah jaksa penuntut umum menyatakan atas putusan hakim tersebut dengan pertimbangan sebagai berikut :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float" office:value="4.1">
                  <text:p text:style-name="P4">4.1</text:p>
                </table:table-cell>
                <table:table-cell table:style-name="Table7.B1" office:value-type="string">
                  <text:p text:style-name="P4">{pertimbangan}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Demikian untuk maklum dan mohon petunjuk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>{kejaksaan2}</text:p>
            <text:p text:style-name="P6">SELAKU PENUNTUT UMUM</text:p>
            <text:p text:style-name="P6"/>
            <text:p text:style-name="P3"/>
            <text:p text:style-name="P3"/>
            <text:p text:style-name="P5">{nama_penandatangan}</text:p>
            <text:p text:style-name="P5">{pangkat} / {nip_penandatangan}</text:p>
            <text:p text:style-name="P3"/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09:12:03.66</meta:creation-date>
    <dc:date>2016-03-29T15:02:50.17</dc:date>
    <meta:editing-duration>PT5H52M23S</meta:editing-duration>
    <meta:editing-cycles>20</meta:editing-cycles>
    <meta:generator>OpenOffice/4.1.2$Win32 OpenOffice.org_project/412m3$Build-9782</meta:generator>
    <meta:document-statistic meta:table-count="9" meta:image-count="0" meta:object-count="0" meta:page-count="1" meta:paragraph-count="43" meta:word-count="152" meta:character-count="1178"/>
  </office:meta>
</office:document-meta>
</file>